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4<text:span text:style-name="T2">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301102129166194244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6"/>
      <text:p text:style-name="P6">Sun 6/5/16: <text:span text:style-name="T2">3 miles </text:span><text:s/></text:p>
      <text:p text:style-name="P6">I am tired from the workouts I had in the last 2 days. <text:s/>I ran 3 miles on hilly roads and grass in 34 minutes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5T13:01:52.30</dc:date>
    <dc:creator>James Lombardi</dc:creator>
    <meta:editing-duration>PT2H57M9S</meta:editing-duration>
    <meta:editing-cycles>19</meta:editing-cycles>
    <meta:document-statistic meta:table-count="0" meta:image-count="0" meta:object-count="0" meta:page-count="3" meta:paragraph-count="78" meta:word-count="826" meta:character-count="4135"/>
  </office:meta>
</office:document-meta>
</file>